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Andale Mono" svg:font-family="'Andale Mono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normal" officeooo:paragraph-rsid="0003da79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officeooo:rsid="0003da79" officeooo:paragraph-rsid="0003da7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73a3c" style:font-name="apple-system" fo:font-size="12pt" fo:letter-spacing="normal" fo:font-style="normal" fo:font-weight="normal" officeooo:rsid="0003da79" officeooo:paragraph-rsid="0003da79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officeooo:rsid="0003da79" officeooo:paragraph-rsid="0003da79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373a3c" style:font-name="apple-system" fo:font-size="12pt" fo:letter-spacing="normal" fo:font-style="normal" fo:font-weight="normal" officeooo:rsid="0003da79" officeooo:paragraph-rsid="0003da7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officeooo:paragraph-rsid="0003da79"/>
    </style:style>
    <style:style style:name="P8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73a3c" style:font-name="apple-system" fo:font-size="12pt" fo:letter-spacing="normal" fo:font-style="normal" fo:font-weight="normal" officeooo:rsid="0003da79" officeooo:paragraph-rsid="0003da79" style:font-size-asian="12pt" style:font-size-complex="12pt"/>
    </style:style>
    <style:style style:name="T1" style:family="text">
      <style:text-properties officeooo:rsid="0003da79"/>
    </style:style>
    <style:style style:name="T2" style:family="text">
      <style:text-properties officeooo:rsid="000541f0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3da79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medijski sustavi</text:p>
      <text:p text:style-name="P1"><text:span text:style-name="T1">Završni projekt: </text:span>BlockuDoku</text:p>
      <text:p text:style-name="P1"/>
      <text:p text:style-name="P4">Popis članova projektnog tima: Ines Kosir, Jurica Jurić, Jelena Kurilić</text:p>
      <text:p text:style-name="P4"/>
      <text:p text:style-name="P4">Voditelj: Goran Igaly</text:p>
      <text:p text:style-name="P4"/>
      <text:p text:style-name="P6">Sažetak: <text:span text:style-name="T2">Implemetirat ćemo igru BlockuDoku u Processing-u. Radi se o igri za jednog <text:s/>igrača. BlockuDoku predstavlja kombinaciju dviju igara: sudoku i slagalice blokova (Block Puzzle). Cilj je složiti blokove za dovršetak linija i kvadrata koji se tako uklanjaju.</text:span></text:p>
      <text:p text:style-name="P6">Literatura:</text:p>
      <text:list xml:id="list1470425218" text:style-name="L2">
        <text:list-item>
          <text:p text:style-name="P5"><text:a xlink:type="simple" xlink:href="https://www.processing.org/" text:style-name="Internet_20_link" text:visited-style-name="Visited_20_Internet_20_Link"><text:span text:style-name="T3">https://www.processing.org/</text:span></text:a></text:p>
        </text:list-item>
      </text:list>
      <text:p text:style-name="P6">Predviđeno vrijeme završetka: krajem veljače</text:p>
      <text:p text:style-name="P8">Potrebna oprema:</text:p>
      <text:p text:style-name="P7"><text:span text:style-name="T4">Github poveznica: </text:span><text:span text:style-name="T4">https://github.com/jelenakurilic/BlockuDoku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Andale Mono" svg:font-family="'Andale Mono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9:34:22.904280029</meta:creation-date>
    <dc:date>2019-12-27T20:07:17.114012633</dc:date>
    <meta:editing-duration>PT12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69" meta:character-count="562" meta:non-whitespace-character-count="503"/>
  </office:meta>
</office:document-meta>
</file>